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3000000DE475998F364B343DB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5.9cm" style:rel-column-width="54839*"/>
    </style:style>
    <style:style style:name="Tableau1.B" style:family="table-column">
      <style:table-column-properties style:column-width="3.101cm" style:rel-column-width="1069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Contents">
      <style:text-properties officeooo:rsid="009e55b6" officeooo:paragraph-rsid="009e55b6"/>
    </style:style>
    <style:style style:name="P9" style:family="paragraph" style:parent-style-name="Table_20_Contents">
      <style:text-properties officeooo:rsid="00a750bb" officeooo:paragraph-rsid="00a750bb"/>
    </style:style>
    <style:style style:name="P10" style:family="paragraph" style:parent-style-name="Table_20_Contents">
      <style:paragraph-properties fo:text-align="center" style:justify-single-word="false"/>
      <style:text-properties officeooo:rsid="00a750bb" officeooo:paragraph-rsid="00a750bb"/>
    </style:style>
    <style:style style:name="P11" style:family="paragraph" style:parent-style-name="Table_20_Contents">
      <style:text-properties officeooo:rsid="00a87da3" officeooo:paragraph-rsid="00a87da3"/>
    </style:style>
    <style:style style:name="P12" style:family="paragraph" style:parent-style-name="Table_20_Contents">
      <style:text-properties officeooo:rsid="00ab273d" officeooo:paragraph-rsid="00ab273d"/>
    </style:style>
    <style:style style:name="P13" style:family="paragraph" style:parent-style-name="Table_20_Contents">
      <style:text-properties officeooo:rsid="00abc1ab" officeooo:paragraph-rsid="00abc1ab"/>
    </style:style>
    <style:style style:name="P14" style:family="paragraph" style:parent-style-name="Table_20_Contents">
      <style:text-properties officeooo:rsid="00ad9d65" officeooo:paragraph-rsid="00ad9d65"/>
    </style:style>
    <style:style style:name="P15" style:family="paragraph" style:parent-style-name="Table_20_Contents">
      <style:text-properties officeooo:rsid="00ae9d7f" officeooo:paragraph-rsid="00ae9d7f"/>
    </style:style>
    <style:style style:name="P16" style:family="paragraph" style:parent-style-name="Table_20_Contents">
      <style:text-properties officeooo:rsid="00aeb744" officeooo:paragraph-rsid="00aeb744"/>
    </style:style>
    <style:style style:name="P17" style:family="paragraph" style:parent-style-name="Table_20_Contents">
      <style:text-properties officeooo:rsid="00b5af56" officeooo:paragraph-rsid="00b5af56"/>
    </style:style>
    <style:style style:name="P18" style:family="paragraph" style:parent-style-name="Table_20_Contents">
      <style:paragraph-properties fo:text-align="center" style:justify-single-word="false"/>
      <style:text-properties officeooo:rsid="00b9c072" officeooo:paragraph-rsid="00b9c072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color="#ce181e" officeooo:rsid="00bb7356" officeooo:paragraph-rsid="00bb7356"/>
    </style:style>
    <style:style style:name="P21" style:family="paragraph" style:parent-style-name="Table_20_Heading">
      <style:text-properties officeooo:rsid="00a87da3" officeooo:paragraph-rsid="00a87da3"/>
    </style:style>
    <style:style style:name="P22" style:family="paragraph" style:parent-style-name="Table_20_Heading">
      <style:paragraph-properties fo:text-align="center" style:justify-single-word="false"/>
      <style:text-properties officeooo:rsid="00a87da3" officeooo:paragraph-rsid="00a87da3"/>
    </style:style>
    <style:style style:name="P23" style:family="paragraph" style:parent-style-name="Text_20_body">
      <style:text-properties officeooo:rsid="00af6cc3" officeooo:paragraph-rsid="00af6cc3"/>
    </style:style>
    <style:style style:name="P24" style:family="paragraph" style:parent-style-name="Text_20_body">
      <style:text-properties officeooo:rsid="00b2d9e8" officeooo:paragraph-rsid="00b2d9e8"/>
    </style:style>
    <style:style style:name="P25" style:family="paragraph" style:parent-style-name="Text_20_body">
      <style:text-properties fo:color="#ce181e"/>
    </style:style>
    <style:style style:name="P26" style:family="paragraph" style:parent-style-name="Text_20_body">
      <style:text-properties fo:color="#ce181e" fo:font-weight="bold" style:font-weight-asian="bold" style:font-weight-complex="bold"/>
    </style:style>
    <style:style style:name="P27" style:family="paragraph" style:parent-style-name="Text_20_body">
      <style:text-properties fo:color="#ce181e" fo:font-weight="bold" officeooo:rsid="00b302b7" officeooo:paragraph-rsid="00b302b7" style:font-weight-asian="bold" style:font-weight-complex="bold"/>
    </style:style>
    <style:style style:name="P28" style:family="paragraph" style:parent-style-name="Text_20_body">
      <style:text-properties fo:color="#ce181e" fo:font-weight="bold" officeooo:rsid="00bd956c" officeooo:paragraph-rsid="00bd956c" style:font-weight-asian="bold" style:font-weight-complex="bold"/>
    </style:style>
    <style:style style:name="P29" style:family="paragraph" style:parent-style-name="Text_20_body">
      <style:text-properties fo:color="#ce181e" fo:font-weight="bold" officeooo:rsid="00c0755d" style:font-weight-asian="bold" style:font-weight-complex="bold"/>
    </style:style>
    <style:style style:name="P30" style:family="paragraph" style:parent-style-name="Text_20_body">
      <style:text-properties fo:color="#ce181e" fo:font-weight="bold" officeooo:rsid="00c0755d" officeooo:paragraph-rsid="00c0755d" style:font-weight-asian="bold" style:font-weight-complex="bold"/>
    </style:style>
    <style:style style:name="P31" style:family="paragraph" style:parent-style-name="Text_20_body">
      <style:text-properties fo:color="#ce181e" officeooo:rsid="00b4b05f" officeooo:paragraph-rsid="00b4b05f"/>
    </style:style>
    <style:style style:name="P32" style:family="paragraph" style:parent-style-name="Text_20_body">
      <style:text-properties officeooo:rsid="00bd882e" officeooo:paragraph-rsid="00bd882e"/>
    </style:style>
    <style:style style:name="P33" style:family="paragraph" style:parent-style-name="Text_20_body">
      <style:text-properties officeooo:rsid="00c04c02" officeooo:paragraph-rsid="00c04c02"/>
    </style:style>
    <style:style style:name="P34" style:family="paragraph" style:parent-style-name="Text_20_body">
      <style:text-properties officeooo:rsid="00c1b21f" officeooo:paragraph-rsid="00c1b21f"/>
    </style:style>
    <style:style style:name="P35" style:family="paragraph" style:parent-style-name="Text_20_body">
      <style:text-properties officeooo:rsid="00c382c4" officeooo:paragraph-rsid="00c382c4"/>
    </style:style>
    <style:style style:name="P36" style:family="paragraph" style:parent-style-name="Code">
      <style:text-properties officeooo:paragraph-rsid="00af6cc3"/>
    </style:style>
    <style:style style:name="P37" style:family="paragraph" style:parent-style-name="Code">
      <style:text-properties officeooo:paragraph-rsid="00b0f50e"/>
    </style:style>
    <style:style style:name="P38" style:family="paragraph" style:parent-style-name="Code">
      <style:text-properties officeooo:paragraph-rsid="00b2d9e8"/>
    </style:style>
    <style:style style:name="P39" style:family="paragraph" style:parent-style-name="Code">
      <style:text-properties fo:color="#ce181e" fo:font-weight="bold" style:font-weight-asian="bold" style:font-weight-complex="bold"/>
    </style:style>
    <style:style style:name="P40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a87da3" officeooo:paragraph-rsid="00a87da3" style:font-size-asian="13pt" style:font-size-complex="13pt"/>
    </style:style>
    <style:style style:name="P41" style:family="paragraph" style:parent-style-name="Heading_20_1">
      <style:text-properties officeooo:paragraph-rsid="00af6cc3"/>
    </style:style>
    <style:style style:name="P42" style:family="paragraph" style:parent-style-name="Liste_20_Puce_20_1">
      <style:text-properties officeooo:rsid="00aeb744" officeooo:paragraph-rsid="00aeb744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af6cc3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officeooo:rsid="00b302b7"/>
    </style:style>
    <style:style style:name="T6" style:family="text">
      <style:text-properties officeooo:rsid="00b71555"/>
    </style:style>
    <style:style style:name="T7" style:family="text">
      <style:text-properties officeooo:rsid="00bbd6a7"/>
    </style:style>
    <style:style style:name="T8" style:family="text">
      <style:text-properties officeooo:rsid="00bf5c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Outils à mettre en place pour faire une migration d’Odoo</text:p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Outil</text:p>
          </table:table-cell>
          <table:table-cell table:style-name="Tableau1.B1" office:value-type="string">
            <text:p text:style-name="P22">Fait</text:p>
          </table:table-cell>
        </table:table-row>
        <table:table-row>
          <table:table-cell table:style-name="Tableau1.A2" office:value-type="string">
            <text:p text:style-name="P11">Liste des tables d’une base avec le nombre d’enregistrement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Liste des champs d’une tabl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Comparatif entre les tables d’une base et une autr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Comparatif entre les champs d’une d’une table d’une base et de l’autr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Faire une migration des données de démo des modules Facturation et ventes entre les bases odoo12 et odoo13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Comparer les types des champs d’une table entre les 2 bases</text:p>
            <text:p text:style-name="P13">Pour chaque champ rechercher si il est utilisé (rechercher les distinct sur ce champ et les non vides, et les non null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Copier une table d’une base dans une autre avec dump/restore <text:s/>(si le format est le même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Copier une table sur une autre sans supprimer les id existant =&gt; Recherche l’id et faire un update de celui-ci si le contenu est diffent (faire un sumcheck pour savoir si l’enregistrement est le même ou pas</text:p>
            <text:p text:style-name="P14">=&gt; Calculer le checksum de chaque enregistrement et faire une mise à jour dans la table de destination si différenc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Tables à migrer : </text:p>
            <text:p text:style-name="P14">- res_users</text:p>
            <text:p text:style-name="P14">- res_partner</text:p>
            <text:p text:style-name="P14">- product_product</text:p>
            <text:p text:style-name="P14">- product_templat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Migration odoo des groupes et droits. Voir comment faire</text:p>
            <text:p text:style-name="P15">=&gt; Les groupes par défaut évoluent et les droits également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6">Nouvelles actions à créer : </text:p>
            <text:list xml:id="list3745959309" text:style-name="List_20_1">
              <text:list-item>
                <text:p text:style-name="P42">table2table : Migre les données d’une table vers la base de destination</text:p>
              </text:list-item>
              <text:list-item>
                <text:p text:style-name="P42">table2csv</text:p>
              </text:list-item>
              <text:list-item>
                <text:p text:style-name="P42">csv2table</text:p>
              </text:list-item>
            </text:list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7">Comparer les modules installés <text:span text:style-name="T6">(faire la liste de tous les modules et comparer si il existe dans les 2 bases et si ils sont installés</text:span></text:p>
          </table:table-cell>
          <table:table-cell table:style-name="Tableau1.B2" office:value-type="string">
            <text:p text:style-name="P18">22/11/20</text:p>
          </table:table-cell>
        </table:table-row>
        <table:table-row>
          <table:table-cell table:style-name="Tableau1.A2" office:value-type="string">
            <text:p text:style-name="P17">Comparer les catégories de modules (+ lien avec res_group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0">La migration des tables res_groups et ir_module_category semble fonctionner, mais à mon avis cela doit poser des problèmes dans la gestion des droits, car les groupes ont changés et les droits liés également</text:p>
          </table:table-cell>
          <table:table-cell table:style-name="Tableau1.B2" office:value-type="string">
            <text:p text:style-name="P10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41" text:outline-level="1"><text:soft-page-break/><text:span text:style-name="T3">Séquences des tables</text:span></text:h>
      <text:p text:style-name="P23">Il faut initialer le compteur de chaque table après la migration car pour les pièces jointes, cela fait planter la génération à la volée des CSS une page blanche s’affiche à la place d’Odoo</text:p>
      <text:p text:style-name="P36">odoo13=# select setval('ir_attachment_id_seq',515);</text:p>
      <text:h text:style-name="Heading_20_1" text:outline-level="1">ir_attachment</text:h>
      <text:p text:style-name="Code">rsync -rva /home/odoo/.local/share/Odoo/filestore/odoo12/ /home/odoo/.local/share/Odoo/filestore/odoo13</text:p>
      <text:p text:style-name="P23">Avec Odoo 13, il y a 5 format d’image et non plus 3 : </text:p>
      <text:p text:style-name="Code">Champ <text:s/>res_field de ir_attachment dans Odoo 12 : </text:p>
      <text:p text:style-name="P36">image</text:p>
      <text:p text:style-name="P36">image_medium</text:p>
      <text:p text:style-name="P36">image_small</text:p>
      <text:p text:style-name="P36"/>
      <text:p text:style-name="P36">Champ <text:s/>res_field de ir_attachment dans Odoo 1<text:span text:style-name="T3">3</text:span> :</text:p>
      <text:p text:style-name="P36">image_1920</text:p>
      <text:p text:style-name="P36">image_512</text:p>
      <text:p text:style-name="P36">image_1024</text:p>
      <text:p text:style-name="P36">image_128</text:p>
      <text:p text:style-name="P36">image_256</text:p>
      <text:p text:style-name="P23">Il faut donc faire cette requête pour revoir les vignettes des images : </text:p>
      <text:p text:style-name="P37">odoo13=# </text:p>
      <text:p text:style-name="P37">update ir_attachment set res_field='image_128' <text:s/>where res_field='image_small';</text:p>
      <text:p text:style-name="Code">update ir_attachment set res_field='image_1920' where res_field='image';</text:p>
      <text:p text:style-name="Text_20_body"/>
      <text:p text:style-name="Text_20_body"/>
      <text:p text:style-name="Text_20_body"/>
      <text:p text:style-name="Text_20_body"/>
      <text:p text:style-name="P27">Problèmes constatés</text:p>
      <text:list xml:id="list151250880141632" text:continue-numbering="true" text:style-name="List_20_1">
        <text:list-item>
          <text:p text:style-name="Liste_20_Puce_20_1">Impossible de voir la liste des <text:span text:style-name="T5">utilisateurs, probablement lié à un problème de droit sur les vues ou menus (cf point suivant)</text:span></text:p>
        </text:list-item>
      </text:list>
      <text:p text:style-name="P24"><text:span text:style-name="T4">Problèmes avec ces tables :</text:span> </text:p>
      <text:p text:style-name="P38">ir_ui_view</text:p>
      <text:p text:style-name="P38">ir_ui_view_group_rel</text:p>
      <text:p text:style-name="Text_20_body"/>
      <text:p text:style-name="Text_20_body"/>
      <text:p text:style-name="P25">Un problème est survenu!</text:p>
      <text:p text:style-name="P25">Enregistrement inexistant ou détruit. (Enregistrement: ir.module.category(57,), Utilisateur: 2)</text:p>
      <text:p text:style-name="P25"/>
      <text:p text:style-name="P31">Le problème vient de la table « res_groups » qui est en relation avec la table «  ir.module.category » via le champ « category_id »</text:p>
      <text:p text:style-name="Text_20_body">doo13_migre=# select id,name,category_id from res_groups;</text:p>
      <text:p text:style-name="Text_20_body"><text:s/>id | <text:s text:c="26"/>name <text:s text:c="26"/>| category_id </text:p>
      <text:p text:style-name="Text_20_body">----+----------------------------------------------------------+-------------</text:p>
      <text:p text:style-name="Text_20_body"><text:s/>36 | Quotation Templates <text:s text:c="37"/>| <text:s text:c="10"/>5</text:p>
      <text:p text:style-name="Text_20_body"><text:s text:c="2"/>1 | Internal User <text:s text:c="43"/>| <text:s text:c="9"/>41</text:p>
      <text:p text:style-name="Text_20_body"><text:s text:c="2"/>8 | Access to Private Addresses <text:s text:c="29"/>| <text:s text:c="11"/></text:p>
      <text:p text:style-name="Text_20_body"><text:s text:c="2"/>2 | Access Rights <text:s text:c="43"/>| <text:s text:c="9"/>57</text:p>
      <text:p text:style-name="Text_20_body"><text:s text:c="2"/>4 | Multi Companies <text:s text:c="41"/>| <text:s text:c="9"/>58</text:p>
      <text:p text:style-name="Text_20_body"/>
      <text:p text:style-name="P26"><text:soft-page-break/><text:span text:style-name="T7">Problème avec « </text:span>product_attribute »</text:p>
      <text:p text:style-name="Code">Migration <text:s/>product_attribute</text:p>
      <text:p text:style-name="Code">Traceback (most recent call last):</text:p>
      <text:p text:style-name="Code"><text:s text:c="2"/>File "./migration-odoo-12-vers13.py", line 57, in &lt;module&gt;</text:p>
      <text:p text:style-name="Code"><text:s text:c="4"/>MigrationTable(db_src,db_dst,table)</text:p>
      <text:p text:style-name="Code"><text:s text:c="2"/>File "/media/sf_dev_odoo/13.0/migration-12-vers-13/migration_fonction.py", line 216, in MigrationTable</text:p>
      <text:p text:style-name="Code"><text:s text:c="4"/>CSV2Table(cnx_dst,cr_dst,table)</text:p>
      <text:p text:style-name="Code"><text:s text:c="2"/>File "/media/sf_dev_odoo/13.0/migration-12-vers-13/migration_fonction.py", line 183, in CSV2Table</text:p>
      <text:p text:style-name="Code"><text:s text:c="4"/>cr_dst.execute(SQL)</text:p>
      <text:p text:style-name="Code">psycopg2.IntegrityError: ERREUR: <text:s/>une valeur NULL viole la contrainte NOT NULL de la colonne « display_type »</text:p>
      <text:p text:style-name="Code">DETAIL: <text:s/>La ligne en échec contient (1, Legs, 1, always, 1, 2020-11-18 15:34:37.921483, 1, 2020-11-18 15:34:37.921483, null)</text:p>
      <text:p text:style-name="Code">CONTEXT: <text:s/>COPY product_attribute, ligne 2 : « 2020-11-18 15:34:37.921483,1,always,1,Legs,1,2020-11-18 15:34:37.921483,1 »</text:p>
      <text:p text:style-name="Text_20_body"/>
      <text:p text:style-name="P32">Mettre <text:s/>display_type=radio par défaut pour ce nouveau champ</text:p>
      <text:p text:style-name="P32"/>
      <text:p text:style-name="P28">Revoir cette fonction pour ne pas mettre en dur ces lignes</text:p>
      <text:p text:style-name="Code">def MigrationTable(db_src,db_dst,table,rename={}):</text:p>
      <text:p text:style-name="Code"><text:s text:c="4"/>cnx_src,cr_src=GetCR(db_src)</text:p>
      <text:p text:style-name="Code"><text:s text:c="4"/>cnx_dst,cr_dst=GetCR(db_dst)</text:p>
      <text:p text:style-name="Code"><text:s text:c="4"/>champs_src = GetChamps(cr_src,table)</text:p>
      <text:p text:style-name="Code"><text:s text:c="4"/>champs_dst = GetChamps(cr_dst,table)</text:p>
      <text:p text:style-name="Code"><text:s text:c="4"/>champs = champs_src + champs_dst # Concatener les 2 listes</text:p>
      <text:p text:style-name="Code"/>
      <text:p text:style-name="P39"><text:s text:c="4"/>if table=='product_attribute':</text:p>
      <text:p text:style-name="P39"><text:s text:c="8"/>champs_src.append('type')</text:p>
      <text:p text:style-name="P39"><text:s text:c="8"/>champs_dst.append('type'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12 vers 13 avec les principaux modules installés</text:h>
      <text:h text:style-name="Heading_20_2" text:outline-level="2"><draw:frame draw:style-name="fr1" draw:name="Image1" text:anchor-type="paragraph" svg:width="19.001cm" svg:height="2.288cm" draw:z-index="0"><draw:image xlink:href="Pictures/1000020100000733000000DE475998F364B343DB.png" xlink:type="simple" xlink:show="embed" xlink:actuate="onLoad" loext:mime-type="image/png"/></draw:frame></text:h>
      <text:h text:style-name="Heading_20_2" text:outline-level="2">Différences sur les modules installés</text:h>
      <text:p text:style-name="Code">./migration-odoo.py compare_modules</text:p>
      <text:p text:style-name="Code">- decimal_precision <text:s text:c="13"/>state_src=installed <text:s text:c="27"/>OK <text:s text:c="11"/></text:p>
      <text:p text:style-name="Code">- web_settings_dashboard <text:s text:c="8"/>state_src=installed <text:s text:c="27"/>OK <text:s text:c="14"/></text:p>
      <text:h text:style-name="Heading_20_2" text:outline-level="2"><text:span text:style-name="T8">Différence</text:span> entre les groupes</text:h>
      <text:p text:style-name="Code">./migration-odoo.py compare_res_groups | grep test</text:p>
      <text:p text:style-name="Code">- Administrator <text:s text:c="26"/>OK <text:s text:c="6"/>test <text:s text:c="3"/></text:p>
      <text:p text:style-name="Code">- Advanced Pricelists <text:s text:c="20"/>OK <text:s text:c="6"/>test <text:s text:c="3"/></text:p>
      <text:p text:style-name="Code">- Basic Pricelists <text:s text:c="23"/>OK <text:s text:c="6"/>test <text:s text:c="3"/></text:p>
      <text:p text:style-name="Code">- Billing Administrator <text:s text:c="18"/>OK <text:s text:c="6"/>test <text:s text:c="3"/></text:p>
      <text:p text:style-name="Code">- Billing Manager <text:s text:c="15"/>OK <text:s text:c="15"/>test <text:s text:c="3"/></text:p>
      <text:p text:style-name="Code">- Display Serial &amp; Lot Number on <text:s text:c="9"/>OK <text:s text:c="6"/>test <text:s text:c="3"/></text:p>
      <text:p text:style-name="Code">- Enable Route on Sales Order Li OK <text:s text:c="15"/>test <text:s text:c="3"/></text:p>
      <text:p text:style-name="Code">- Lock Confirmed Sales <text:s text:c="19"/>OK <text:s text:c="6"/>test <text:s text:c="3"/></text:p>
      <text:p text:style-name="Code">- Manage Pricelist Items <text:s text:c="8"/>OK <text:s text:c="15"/>test <text:s text:c="3"/></text:p>
      <text:p text:style-name="Code">- Manage Vendor Price <text:s text:c="11"/>OK <text:s text:c="15"/>test <text:s text:c="3"/></text:p>
      <text:p text:style-name="Code">- Manage delivery dates from sal OK <text:s text:c="15"/>test <text:s text:c="3"/></text:p>
      <text:p text:style-name="Code">- Manager <text:s text:c="23"/>OK <text:s text:c="15"/>test <text:s text:c="3"/></text:p>
      <text:p text:style-name="Code">- Pricelists On Product <text:s text:c="9"/>OK <text:s text:c="15"/>test <text:s text:c="3"/></text:p>
      <text:p text:style-name="Code">- Produce residual products <text:s text:c="14"/>OK <text:s text:c="6"/>test <text:s text:c="3"/></text:p>
      <text:p text:style-name="Code">- Sales Pricelists <text:s text:c="14"/>OK <text:s text:c="15"/>test <text:s text:c="3"/></text:p>
      <text:p text:style-name="Code">- Use products on vendor bills <text:s text:c="2"/>OK <text:s text:c="15"/>test</text:p>
      <text:p text:style-name="Text_20_body"/>
      <text:h text:style-name="Heading_20_2" text:outline-level="2">Comparatif des tables</text:h>
      <text:p text:style-name="P33">92 tables différentes</text:p>
      <text:p text:style-name="Code">./migration-odoo.py compare_tables | grep test1 | wc -l</text:p>
      <text:p text:style-name="Code">92</text:p>
      <text:p text:style-name="Text_20_body"/>
      <text:p text:style-name="Text_20_body"/>
      <text:p text:style-name="Text_20_body"/>
      <text:p text:style-name="P30">Ajouter les taxes sur les commande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1" text:outline-level="1"><text:soft-page-break/>res_partner</text:h>
      <text:p text:style-name="P34">Champs modifiés</text:p>
      <text:p text:style-name="Code">champ <text:s text:c="12"/>type_src <text:s text:c="2"/>type_dst <text:s text:c="7"/>ok_src <text:s text:c="2"/>ok_dst <text:s/></text:p>
      <text:p text:style-name="Code">customer <text:s text:c="9"/>boolean <text:s text:c="19"/>OK <text:s text:c="14"/></text:p>
      <text:p text:style-name="Code">customer_rank <text:s text:c="15"/>integer <text:s text:c="17"/>OK <text:s text:c="5"/></text:p>
      <text:p text:style-name="Code">supplier <text:s text:c="9"/>boolean <text:s text:c="19"/>OK <text:s text:c="14"/></text:p>
      <text:p text:style-name="Code">supplier_rank <text:s text:c="15"/>integer <text:s text:c="17"/>OK <text:s text:c="5"/></text:p>
      <text:p text:style-name="Text_20_body"/>
      <text:p text:style-name="Text_20_body"/>
      <text:p text:style-name="P35">Condition de paiement </text:p>
      <text:p text:style-name="P35">Liste de prix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10.5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5</text:page-number>/<text:page-count>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6T15:12:49.519966724">16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6T15:12:49.267132141</dc:date>
    <meta:print-date>2020-11-18T14:59:22.507399557</meta:print-date>
    <meta:editing-cycles>856</meta:editing-cycles>
    <meta:editing-duration>P6DT6H58M45S</meta:editing-duration>
    <meta:document-statistic meta:table-count="4" meta:image-count="1" meta:object-count="0" meta:page-count="5" meta:paragraph-count="132" meta:word-count="857" meta:character-count="7018" meta:non-whitespace-character-count="5180"/>
    <meta:user-defined meta:name="Info 1"/>
    <meta:user-defined meta:name="Info 2"/>
    <meta:user-defined meta:name="Info 3"/>
    <meta:user-defined meta:name="Info 4"/>
  </office:meta>
</office:document-meta>
</file>